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9" style:family="table-cell" style:parent-style-name="Default">
      <style:table-cell-properties fo:background-color="#00dcff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11"/>
      <style:map style:condition="cell-content()=1" style:apply-style-name="Untitled2" style:base-cell-address="Hoja2.E11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34"/>
      <style:map style:condition="cell-content()=1" style:apply-style-name="Untitled2" style:base-cell-address="Hoja2.E34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37"/>
      <style:map style:condition="cell-content()=1" style:apply-style-name="Untitled2" style:base-cell-address="Hoja2.E37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38"/>
      <style:map style:condition="cell-content()=1" style:apply-style-name="Untitled2" style:base-cell-address="Hoja2.E38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39"/>
      <style:map style:condition="cell-content()=1" style:apply-style-name="Untitled2" style:base-cell-address="Hoja2.E39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44"/>
      <style:map style:condition="cell-content()=1" style:apply-style-name="Untitled2" style:base-cell-address="Hoja2.E44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73"/>
      <style:map style:condition="cell-content()=1" style:apply-style-name="Untitled2" style:base-cell-address="Hoja2.E73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75"/>
      <style:map style:condition="cell-content()=1" style:apply-style-name="Untitled2" style:base-cell-address="Hoja2.E75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E76"/>
      <style:map style:condition="cell-content()=1" style:apply-style-name="Untitled2" style:base-cell-address="Hoja2.E76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E78"/>
      <style:map style:condition="cell-content()=1" style:apply-style-name="Untitled2" style:base-cell-address="Hoja2.E78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E83"/>
      <style:map style:condition="cell-content()=1" style:apply-style-name="Untitled2" style:base-cell-address="Hoja2.E83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E112"/>
      <style:map style:condition="cell-content()=1" style:apply-style-name="Untitled2" style:base-cell-address="Hoja2.E1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E114"/>
      <style:map style:condition="cell-content()=1" style:apply-style-name="Untitled2" style:base-cell-address="Hoja2.E114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E115"/>
      <style:map style:condition="cell-content()=1" style:apply-style-name="Untitled2" style:base-cell-address="Hoja2.E115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E117"/>
      <style:map style:condition="cell-content()=1" style:apply-style-name="Untitled2" style:base-cell-address="Hoja2.E117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E122"/>
      <style:map style:condition="cell-content()=1" style:apply-style-name="Untitled2" style:base-cell-address="Hoja2.E12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E151"/>
      <style:map style:condition="cell-content()=1" style:apply-style-name="Untitled2" style:base-cell-address="Hoja2.E151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E153"/>
      <style:map style:condition="cell-content()=1" style:apply-style-name="Untitled2" style:base-cell-address="Hoja2.E153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E154"/>
      <style:map style:condition="cell-content()=1" style:apply-style-name="Untitled2" style:base-cell-address="Hoja2.E154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E156"/>
      <style:map style:condition="cell-content()=1" style:apply-style-name="Untitled2" style:base-cell-address="Hoja2.E156"/>
    </style:style>
    <style:style style:name="ce35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map style:condition="cell-content()=0" style:apply-style-name="Untitled3" style:base-cell-address="Hoja2.K15"/>
      <style:map style:condition="cell-content()=1" style:apply-style-name="Untitled2" style:base-cell-address="Hoja2.K15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_id:id</text:p>
          </table:table-cell>
          <table:table-cell table:style-name="ce5" office:value-type="string" calcext:value-type="string">
            <text:p>group_id:id</text:p>
          </table:table-cell>
          <table:table-cell table:style-name="ce12" office:value-type="string" calcext:value-type="string">
            <text:p>perm_read</text:p>
          </table:table-cell>
          <table:table-cell table:style-name="ce12" office:value-type="string" calcext:value-type="string">
            <text:p>perm_write</text:p>
          </table:table-cell>
          <table:table-cell table:style-name="ce12" office:value-type="string" calcext:value-type="string">
            <text:p>perm_create</text:p>
          </table:table-cell>
          <table:table-cell table:style-name="ce12" office:value-type="string" calcext:value-type="string">
            <text:p>perm_unlink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2];&quot;.&quot;;&quot;_&quot;); &quot;_&quot; ;RIGHT([.D2];LEN([.D2])-FIND(&quot;_&quot;;[.D2]))          )" office:value-type="string" office:string-value="access_base_res_country_kemas_manager" calcext:value-type="string">
            <text:p>access_base_res_country_kemas_manager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2];FIND(&quot;.&quot;;[.B2])); &quot;model_&quot;;  SUBSTITUTE(RIGHT([.B2];LEN([.B2])-FIND(&quot;.&quot;;[.B2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3];&quot;.&quot;;&quot;_&quot;); &quot;_&quot; ;RIGHT([.D3];LEN([.D3])-FIND(&quot;_&quot;;[.D3]))          )" office:value-type="string" office:string-value="access_base_res_country_state_kemas_manager" calcext:value-type="string">
            <text:p>access_base_res_country_state_kemas_manager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3];FIND(&quot;.&quot;;[.B3])); &quot;model_&quot;;  SUBSTITUTE(RIGHT([.B3];LEN([.B3])-FIND(&quot;.&quot;;[.B3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4];&quot;.&quot;;&quot;_&quot;); &quot;_&quot; ;RIGHT([.D4];LEN([.D4])-FIND(&quot;_&quot;;[.D4]))          )" office:value-type="string" office:string-value="access_base_res_partner_kemas_manager" calcext:value-type="string">
            <text:p>access_base_res_partner_kemas_manager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4];FIND(&quot;.&quot;;[.B4])); &quot;model_&quot;;  SUBSTITUTE(RIGHT([.B4];LEN([.B4])-FIND(&quot;.&quot;;[.B4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5];&quot;.&quot;;&quot;_&quot;); &quot;_&quot; ;RIGHT([.D5];LEN([.D5])-FIND(&quot;_&quot;;[.D5]))          )" office:value-type="string" office:string-value="access_base_res_company_kemas_manager" calcext:value-type="string">
            <text:p>access_base_res_company_kemas_manager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5];FIND(&quot;.&quot;;[.B5])); &quot;model_&quot;;  SUBSTITUTE(RIGHT([.B5];LEN([.B5])-FIND(&quot;.&quot;;[.B5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6];&quot;.&quot;;&quot;_&quot;); &quot;_&quot; ;RIGHT([.D6];LEN([.D6])-FIND(&quot;_&quot;;[.D6]))          )" office:value-type="string" office:string-value="access_base_res_users_kemas_manager" calcext:value-type="string">
            <text:p>access_base_res_users_kemas_manager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6];FIND(&quot;.&quot;;[.B6])); &quot;model_&quot;;  SUBSTITUTE(RIGHT([.B6];LEN([.B6])-FIND(&quot;.&quot;;[.B6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7];&quot;.&quot;;&quot;_&quot;); &quot;_&quot; ;RIGHT([.D7];LEN([.D7])-FIND(&quot;_&quot;;[.D7]))          )" office:value-type="string" office:string-value="access_base_ir_sequence_kemas_manager" calcext:value-type="string">
            <text:p>access_base_ir_sequence_kemas_manager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7];FIND(&quot;.&quot;;[.B7])); &quot;model_&quot;;  SUBSTITUTE(RIGHT([.B7];LEN([.B7])-FIND(&quot;.&quot;;[.B7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8];&quot;.&quot;;&quot;_&quot;); &quot;_&quot; ;RIGHT([.D8];LEN([.D8])-FIND(&quot;_&quot;;[.D8]))          )" office:value-type="string" office:string-value="access_base_ir_sequence_type_kemas_manager" calcext:value-type="string">
            <text:p>access_base_ir_sequence_type_kemas_manager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8];FIND(&quot;.&quot;;[.B8])); &quot;model_&quot;;  SUBSTITUTE(RIGHT([.B8];LEN([.B8])-FIND(&quot;.&quot;;[.B8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5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6" table:number-columns-repeated="1016"/>
        </table:table-row>
        <table:table-row table:style-name="ro4">
          <table:table-cell table:style-name="ce3" table:formula="of:=CONCATENATE( &quot;access_&quot;;  SUBSTITUTE([.B10];&quot;.&quot;;&quot;_&quot;); &quot;_&quot; ;RIGHT([.D10];LEN([.D10])-FIND(&quot;_&quot;;[.D10]))          )" office:value-type="string" office:string-value="access_kemas_func_kemas_manager" calcext:value-type="string">
            <text:p>access_kemas_func_kemas_manager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10];FIND(&quot;.&quot;;[.B10])); &quot;model_&quot;;  SUBSTITUTE([.B10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];&quot;.&quot;;&quot;_&quot;); &quot;_&quot; ;RIGHT([.D11];LEN([.D11])-FIND(&quot;_&quot;;[.D11]))          )" office:value-type="string" office:string-value="access_kemas_config_kemas_manager" calcext:value-type="string">
            <text:p>access_kemas_config_kemas_manager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11];FIND(&quot;.&quot;;[.B11])); &quot;model_&quot;;  SUBSTITUTE([.B11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manag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];&quot;.&quot;;&quot;_&quot;); &quot;_&quot; ;RIGHT([.D12];LEN([.D12])-FIND(&quot;_&quot;;[.D12]))          )" office:value-type="string" office:string-value="access_kemas_activity_kemas_manager" calcext:value-type="string">
            <text:p>access_kemas_activity_kemas_manager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12];FIND(&quot;.&quot;;[.B12])); &quot;model_&quot;;  SUBSTITUTE([.B12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];&quot;.&quot;;&quot;_&quot;); &quot;_&quot; ;RIGHT([.D13];LEN([.D13])-FIND(&quot;_&quot;;[.D13]))          )" office:value-type="string" office:string-value="access_kemas_area_kemas_manager" calcext:value-type="string">
            <text:p>access_kemas_area_kemas_manager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13];FIND(&quot;.&quot;;[.B13])); &quot;model_&quot;;  SUBSTITUTE([.B13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];&quot;.&quot;;&quot;_&quot;); &quot;_&quot; ;RIGHT([.D14];LEN([.D14])-FIND(&quot;_&quot;;[.D14]))          )" office:value-type="string" office:string-value="access_kemas_level_kemas_manager" calcext:value-type="string">
            <text:p>access_kemas_level_kemas_manager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14];FIND(&quot;.&quot;;[.B14])); &quot;model_&quot;;  SUBSTITUTE([.B14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];&quot;.&quot;;&quot;_&quot;); &quot;_&quot; ;RIGHT([.D15];LEN([.D15])-FIND(&quot;_&quot;;[.D15]))          )" office:value-type="string" office:string-value="access_kemas_collaborator_kemas_manager" calcext:value-type="string">
            <text:p>access_kemas_collaborator_kemas_manager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5];FIND(&quot;.&quot;;[.B15])); &quot;model_&quot;;  SUBSTITUTE([.B15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16];&quot;.&quot;;&quot;_&quot;); &quot;_&quot; ;RIGHT([.D16];LEN([.D16])-FIND(&quot;_&quot;;[.D16]))          )" office:value-type="string" office:string-value="access_kemas_school4d_stage_kemas_manager" calcext:value-type="string">
            <text:p>access_kemas_school4d_stage_kemas_manager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16];FIND(&quot;.&quot;;[.B16])); &quot;model_&quot;;  SUBSTITUTE([.B16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manage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7];&quot;.&quot;;&quot;_&quot;); &quot;_&quot; ;RIGHT([.D17];LEN([.D17])-FIND(&quot;_&quot;;[.D17]))          )" office:value-type="string" office:string-value="access_kemas_school4d_line_kemas_manager" calcext:value-type="string">
            <text:p>access_kemas_school4d_line_kemas_manager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17];FIND(&quot;.&quot;;[.B17])); &quot;model_&quot;;  SUBSTITUTE([.B17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18];&quot;.&quot;;&quot;_&quot;); &quot;_&quot; ;RIGHT([.D18];LEN([.D18])-FIND(&quot;_&quot;;[.D18]))          )" office:value-type="string" office:string-value="access_kemas_school4d_detail_kemas_manager" calcext:value-type="string">
            <text:p>access_kemas_school4d_detail_kemas_manager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18];FIND(&quot;.&quot;;[.B18])); &quot;model_&quot;;  SUBSTITUTE([.B18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19];&quot;.&quot;;&quot;_&quot;); &quot;_&quot; ;RIGHT([.D19];LEN([.D19])-FIND(&quot;_&quot;;[.D19]))          )" office:value-type="string" office:string-value="access_kemas_history_points_kemas_manager" calcext:value-type="string">
            <text:p>access_kemas_history_points_kemas_manager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19];FIND(&quot;.&quot;;[.B19])); &quot;model_&quot;;  SUBSTITUTE([.B19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0];&quot;.&quot;;&quot;_&quot;); &quot;_&quot; ;RIGHT([.D20];LEN([.D20])-FIND(&quot;_&quot;;[.D20]))          )" office:value-type="string" office:string-value="access_kemas_place_kemas_manager" calcext:value-type="string">
            <text:p>access_kemas_place_kemas_manager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20];FIND(&quot;.&quot;;[.B20])); &quot;model_&quot;;  SUBSTITUTE([.B20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1];&quot;.&quot;;&quot;_&quot;); &quot;_&quot; ;RIGHT([.D21];LEN([.D21])-FIND(&quot;_&quot;;[.D21]))          )" office:value-type="string" office:string-value="access_kemas_repository_category_kemas_manager" calcext:value-type="string">
            <text:p>access_kemas_repository_category_kemas_manager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21];FIND(&quot;.&quot;;[.B21])); &quot;model_&quot;;  SUBSTITUTE([.B21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2];&quot;.&quot;;&quot;_&quot;); &quot;_&quot; ;RIGHT([.D22];LEN([.D22])-FIND(&quot;_&quot;;[.D22]))          )" office:value-type="string" office:string-value="access_kemas_repository_kemas_manager" calcext:value-type="string">
            <text:p>access_kemas_repository_kemas_manager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22];FIND(&quot;.&quot;;[.B22])); &quot;model_&quot;;  SUBSTITUTE([.B22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3];&quot;.&quot;;&quot;_&quot;); &quot;_&quot; ;RIGHT([.D23];LEN([.D23])-FIND(&quot;_&quot;;[.D23]))          )" office:value-type="string" office:string-value="access_kemas_service_kemas_manager" calcext:value-type="string">
            <text:p>access_kemas_service_kemas_manager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23];FIND(&quot;.&quot;;[.B23])); &quot;model_&quot;;  SUBSTITUTE([.B23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4];&quot;.&quot;;&quot;_&quot;); &quot;_&quot; ;RIGHT([.D24];LEN([.D24])-FIND(&quot;_&quot;;[.D24]))          )" office:value-type="string" office:string-value="access_kemas_event_replacement_kemas_manager" calcext:value-type="string">
            <text:p>access_kemas_event_replacement_kemas_manager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24];FIND(&quot;.&quot;;[.B24])); &quot;model_&quot;;  SUBSTITUTE([.B24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5];&quot;.&quot;;&quot;_&quot;); &quot;_&quot; ;RIGHT([.D25];LEN([.D25])-FIND(&quot;_&quot;;[.D25]))          )" office:value-type="string" office:string-value="access_kemas_event_collaborator_line_kemas_manager" calcext:value-type="string">
            <text:p>access_kemas_event_collaborator_line_kemas_manager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25];FIND(&quot;.&quot;;[.B25])); &quot;model_&quot;;  SUBSTITUTE([.B25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6];&quot;.&quot;;&quot;_&quot;); &quot;_&quot; ;RIGHT([.D26];LEN([.D26])-FIND(&quot;_&quot;;[.D26]))          )" office:value-type="string" office:string-value="access_kemas_event_kemas_manager" calcext:value-type="string">
            <text:p>access_kemas_event_kemas_manager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26];FIND(&quot;.&quot;;[.B26])); &quot;model_&quot;;  SUBSTITUTE([.B26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7];&quot;.&quot;;&quot;_&quot;); &quot;_&quot; ;RIGHT([.D27];LEN([.D27])-FIND(&quot;_&quot;;[.D27]))          )" office:value-type="string" office:string-value="access_kemas_event_stage_kemas_manager" calcext:value-type="string">
            <text:p>access_kemas_event_stage_kemas_manager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27];FIND(&quot;.&quot;;[.B27])); &quot;model_&quot;;  SUBSTITUTE([.B27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manage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8];&quot;.&quot;;&quot;_&quot;); &quot;_&quot; ;RIGHT([.D28];LEN([.D28])-FIND(&quot;_&quot;;[.D28]))          )" office:value-type="string" office:string-value="access_kemas_massive_email_kemas_manager" calcext:value-type="string">
            <text:p>access_kemas_massive_email_kemas_manager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28];FIND(&quot;.&quot;;[.B28])); &quot;model_&quot;;  SUBSTITUTE([.B28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9];&quot;.&quot;;&quot;_&quot;); &quot;_&quot; ;RIGHT([.D29];LEN([.D29])-FIND(&quot;_&quot;;[.D29]))          )" office:value-type="string" office:string-value="access_kemas_massive_email_line_kemas_manager" calcext:value-type="string">
            <text:p>access_kemas_massive_email_line_kemas_manager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29];FIND(&quot;.&quot;;[.B29])); &quot;model_&quot;;  SUBSTITUTE([.B29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0];&quot;.&quot;;&quot;_&quot;); &quot;_&quot; ;RIGHT([.D30];LEN([.D30])-FIND(&quot;_&quot;;[.D30]))          )" office:value-type="string" office:string-value="access_kemas_collaborator_progress_level_kemas_manager" calcext:value-type="string">
            <text:p>access_kemas_collaborator_progress_level_kemas_manager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30];FIND(&quot;.&quot;;[.B30])); &quot;model_&quot;;  SUBSTITUTE([.B30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1];&quot;.&quot;;&quot;_&quot;); &quot;_&quot; ;RIGHT([.D31];LEN([.D31])-FIND(&quot;_&quot;;[.D31]))          )" office:value-type="string" office:string-value="access_kemas_attendance_kemas_manager" calcext:value-type="string">
            <text:p>access_kemas_attendance_kemas_manager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31];FIND(&quot;.&quot;;[.B31])); &quot;model_&quot;;  SUBSTITUTE([.B31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manag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2];&quot;.&quot;;&quot;_&quot;); &quot;_&quot; ;RIGHT([.D32];LEN([.D32])-FIND(&quot;_&quot;;[.D32]))          )" office:value-type="string" office:string-value="access_kemas_web_site_kemas_manager" calcext:value-type="string">
            <text:p>access_kemas_web_site_kemas_manager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32];FIND(&quot;.&quot;;[.B32])); &quot;model_&quot;;  SUBSTITUTE([.B32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3];&quot;.&quot;;&quot;_&quot;); &quot;_&quot; ;RIGHT([.D33];LEN([.D33])-FIND(&quot;_&quot;;[.D33]))          )" office:value-type="string" office:string-value="access_kemas_collaborator_web_site_kemas_manager" calcext:value-type="string">
            <text:p>access_kemas_collaborator_web_site_kemas_manager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33];FIND(&quot;.&quot;;[.B33])); &quot;model_&quot;;  SUBSTITUTE([.B33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4];&quot;.&quot;;&quot;_&quot;); &quot;_&quot; ;RIGHT([.D34];LEN([.D34])-FIND(&quot;_&quot;;[.D34]))          )" office:value-type="string" office:string-value="access_kemas_collaborator_logbook_kemas_manager" calcext:value-type="string">
            <text:p>access_kemas_collaborator_logbook_kemas_manager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34];FIND(&quot;.&quot;;[.B34])); &quot;model_&quot;;  SUBSTITUTE([.B34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5];&quot;.&quot;;&quot;_&quot;); &quot;_&quot; ;RIGHT([.D35];LEN([.D35])-FIND(&quot;_&quot;;[.D35]))          )" office:value-type="string" office:string-value="access_kemas_suspension_kemas_manager" calcext:value-type="string">
            <text:p>access_kemas_suspension_kemas_manager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35];FIND(&quot;.&quot;;[.B35])); &quot;model_&quot;;  SUBSTITUTE([.B35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6];&quot;.&quot;;&quot;_&quot;); &quot;_&quot; ;RIGHT([.D36];LEN([.D36])-FIND(&quot;_&quot;;[.D36]))          )" office:value-type="string" office:string-value="access_kemas_skill_kemas_manager" calcext:value-type="string">
            <text:p>access_kemas_skill_kemas_manager</text:p>
          </table:table-cell>
          <table:table-cell office:value-type="string" calcext:value-type="string">
            <text:p>kemas.skill</text:p>
          </table:table-cell>
          <table:table-cell table:style-name="ce3" table:formula="of:=CONCATENATE(LEFT([.B36];FIND(&quot;.&quot;;[.B36])); &quot;model_&quot;;  SUBSTITUTE([.B36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7];&quot;.&quot;;&quot;_&quot;); &quot;_&quot; ;RIGHT([.D37];LEN([.D37])-FIND(&quot;_&quot;;[.D37]))          )" office:value-type="string" office:string-value="access_kemas_skill_line_kemas_manager" calcext:value-type="string">
            <text:p>access_kemas_skill_line_kemas_manager</text:p>
          </table:table-cell>
          <table:table-cell office:value-type="string" calcext:value-type="string">
            <text:p>kemas.skill.line</text:p>
          </table:table-cell>
          <table:table-cell table:style-name="ce3" table:formula="of:=CONCATENATE(LEFT([.B37];FIND(&quot;.&quot;;[.B37])); &quot;model_&quot;;  SUBSTITUTE([.B37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8];&quot;.&quot;;&quot;_&quot;); &quot;_&quot; ;RIGHT([.D38];LEN([.D38])-FIND(&quot;_&quot;;[.D38]))          )" office:value-type="string" office:string-value="access_kemas_team_kemas_manager" calcext:value-type="string">
            <text:p>access_kemas_team_kemas_manager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38];FIND(&quot;.&quot;;[.B38])); &quot;model_&quot;;  SUBSTITUTE([.B38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3" table:formula="of:=CONCATENATE( &quot;access_&quot;;  SUBSTITUTE([.B39];&quot;.&quot;;&quot;_&quot;); &quot;_&quot; ;RIGHT([.D39];LEN([.D39])-FIND(&quot;_&quot;;[.D39]))          )" office:value-type="string" office:string-value="access_kemas_collaborator_logbook_login_kemas_manager" calcext:value-type="string">
            <text:p>access_kemas_collaborator_logbook_login_kemas_manager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39];FIND(&quot;.&quot;;[.B39])); &quot;model_&quot;;  SUBSTITUTE([.B39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manage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41];&quot;.&quot;;&quot;_&quot;); &quot;_&quot; ;RIGHT([.D41];LEN([.D41])-FIND(&quot;_&quot;;[.D41]))          )" office:value-type="string" office:string-value="access_base_res_country_kemas_collaborator" calcext:value-type="string">
            <text:p>access_base_res_country_kemas_collaborator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41];FIND(&quot;.&quot;;[.B41])); &quot;model_&quot;;  SUBSTITUTE(RIGHT([.B41];LEN([.B41])-FIND(&quot;.&quot;;[.B41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42];&quot;.&quot;;&quot;_&quot;); &quot;_&quot; ;RIGHT([.D42];LEN([.D42])-FIND(&quot;_&quot;;[.D42]))          )" office:value-type="string" office:string-value="access_base_res_country_state_kemas_collaborator" calcext:value-type="string">
            <text:p>access_base_res_country_state_kemas_collaborator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42];FIND(&quot;.&quot;;[.B42])); &quot;model_&quot;;  SUBSTITUTE(RIGHT([.B42];LEN([.B42])-FIND(&quot;.&quot;;[.B42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43];&quot;.&quot;;&quot;_&quot;); &quot;_&quot; ;RIGHT([.D43];LEN([.D43])-FIND(&quot;_&quot;;[.D43]))          )" office:value-type="string" office:string-value="access_base_res_partner_kemas_collaborator" calcext:value-type="string">
            <text:p>access_base_res_partner_kemas_collaborator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43];FIND(&quot;.&quot;;[.B43])); &quot;model_&quot;;  SUBSTITUTE(RIGHT([.B43];LEN([.B43])-FIND(&quot;.&quot;;[.B43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collaborat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44];&quot;.&quot;;&quot;_&quot;); &quot;_&quot; ;RIGHT([.D44];LEN([.D44])-FIND(&quot;_&quot;;[.D44]))          )" office:value-type="string" office:string-value="access_base_res_company_kemas_collaborator" calcext:value-type="string">
            <text:p>access_base_res_company_kemas_collaborator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44];FIND(&quot;.&quot;;[.B44])); &quot;model_&quot;;  SUBSTITUTE(RIGHT([.B44];LEN([.B44])-FIND(&quot;.&quot;;[.B44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collaborator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45];&quot;.&quot;;&quot;_&quot;); &quot;_&quot; ;RIGHT([.D45];LEN([.D45])-FIND(&quot;_&quot;;[.D45]))          )" office:value-type="string" office:string-value="access_base_res_users_kemas_collaborator" calcext:value-type="string">
            <text:p>access_base_res_users_kemas_collaborator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45];FIND(&quot;.&quot;;[.B45])); &quot;model_&quot;;  SUBSTITUTE(RIGHT([.B45];LEN([.B45])-FIND(&quot;.&quot;;[.B45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46];&quot;.&quot;;&quot;_&quot;); &quot;_&quot; ;RIGHT([.D46];LEN([.D46])-FIND(&quot;_&quot;;[.D46]))          )" office:value-type="string" office:string-value="access_base_ir_sequence_kemas_collaborator" calcext:value-type="string">
            <text:p>access_base_ir_sequence_kemas_collaborator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46];FIND(&quot;.&quot;;[.B46])); &quot;model_&quot;;  SUBSTITUTE(RIGHT([.B46];LEN([.B46])-FIND(&quot;.&quot;;[.B46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47];&quot;.&quot;;&quot;_&quot;); &quot;_&quot; ;RIGHT([.D47];LEN([.D47])-FIND(&quot;_&quot;;[.D47]))          )" office:value-type="string" office:string-value="access_base_ir_sequence_type_kemas_collaborator" calcext:value-type="string">
            <text:p>access_base_ir_sequence_type_kemas_collaborator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47];FIND(&quot;.&quot;;[.B47])); &quot;model_&quot;;  SUBSTITUTE(RIGHT([.B47];LEN([.B47])-FIND(&quot;.&quot;;[.B47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5">
          <table:table-cell table:style-name="ce6"/>
          <table:table-cell table:style-name="ce9"/>
          <table:table-cell table:style-name="ce6"/>
          <table:table-cell table:style-name="ce9"/>
          <table:table-cell table:style-name="ce15" table:number-columns-repeated="4"/>
          <table:table-cell table:style-name="ce36" table:number-columns-repeated="1016"/>
        </table:table-row>
        <table:table-row table:style-name="ro4">
          <table:table-cell table:style-name="ce3" table:formula="of:=CONCATENATE( &quot;access_&quot;;  SUBSTITUTE([.B49];&quot;.&quot;;&quot;_&quot;); &quot;_&quot; ;RIGHT([.D49];LEN([.D49])-FIND(&quot;_&quot;;[.D49]))          )" office:value-type="string" office:string-value="access_kemas_func_kemas_collaborator" calcext:value-type="string">
            <text:p>access_kemas_func_kemas_collaborator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49];FIND(&quot;.&quot;;[.B49])); &quot;model_&quot;;  SUBSTITUTE([.B49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0];&quot;.&quot;;&quot;_&quot;); &quot;_&quot; ;RIGHT([.D50];LEN([.D50])-FIND(&quot;_&quot;;[.D50]))          )" office:value-type="string" office:string-value="access_kemas_config_kemas_collaborator" calcext:value-type="string">
            <text:p>access_kemas_config_kemas_collaborator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50];FIND(&quot;.&quot;;[.B50])); &quot;model_&quot;;  SUBSTITUTE([.B50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1];&quot;.&quot;;&quot;_&quot;); &quot;_&quot; ;RIGHT([.D51];LEN([.D51])-FIND(&quot;_&quot;;[.D51]))          )" office:value-type="string" office:string-value="access_kemas_activity_kemas_collaborator" calcext:value-type="string">
            <text:p>access_kemas_activity_kemas_collaborator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51];FIND(&quot;.&quot;;[.B51])); &quot;model_&quot;;  SUBSTITUTE([.B51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2];&quot;.&quot;;&quot;_&quot;); &quot;_&quot; ;RIGHT([.D52];LEN([.D52])-FIND(&quot;_&quot;;[.D52]))          )" office:value-type="string" office:string-value="access_kemas_area_kemas_collaborator" calcext:value-type="string">
            <text:p>access_kemas_area_kemas_collaborator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52];FIND(&quot;.&quot;;[.B52])); &quot;model_&quot;;  SUBSTITUTE([.B52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3];&quot;.&quot;;&quot;_&quot;); &quot;_&quot; ;RIGHT([.D53];LEN([.D53])-FIND(&quot;_&quot;;[.D53]))          )" office:value-type="string" office:string-value="access_kemas_level_kemas_collaborator" calcext:value-type="string">
            <text:p>access_kemas_level_kemas_collaborator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53];FIND(&quot;.&quot;;[.B53])); &quot;model_&quot;;  SUBSTITUTE([.B53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4];&quot;.&quot;;&quot;_&quot;); &quot;_&quot; ;RIGHT([.D54];LEN([.D54])-FIND(&quot;_&quot;;[.D54]))          )" office:value-type="string" office:string-value="access_kemas_collaborator_kemas_collaborator" calcext:value-type="string">
            <text:p>access_kemas_collaborator_kemas_collaborator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54];FIND(&quot;.&quot;;[.B54])); &quot;model_&quot;;  SUBSTITUTE([.B54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5];&quot;.&quot;;&quot;_&quot;); &quot;_&quot; ;RIGHT([.D55];LEN([.D55])-FIND(&quot;_&quot;;[.D55]))          )" office:value-type="string" office:string-value="access_kemas_school4d_stage_kemas_collaborator" calcext:value-type="string">
            <text:p>access_kemas_school4d_stage_kemas_collaborator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55];FIND(&quot;.&quot;;[.B55])); &quot;model_&quot;;  SUBSTITUTE([.B55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6];&quot;.&quot;;&quot;_&quot;); &quot;_&quot; ;RIGHT([.D56];LEN([.D56])-FIND(&quot;_&quot;;[.D56]))          )" office:value-type="string" office:string-value="access_kemas_school4d_line_kemas_collaborator" calcext:value-type="string">
            <text:p>access_kemas_school4d_line_kemas_collaborator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56];FIND(&quot;.&quot;;[.B56])); &quot;model_&quot;;  SUBSTITUTE([.B56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57];&quot;.&quot;;&quot;_&quot;); &quot;_&quot; ;RIGHT([.D57];LEN([.D57])-FIND(&quot;_&quot;;[.D57]))          )" office:value-type="string" office:string-value="access_kemas_school4d_detail_kemas_collaborator" calcext:value-type="string">
            <text:p>access_kemas_school4d_detail_kemas_collaborator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57];FIND(&quot;.&quot;;[.B57])); &quot;model_&quot;;  SUBSTITUTE([.B57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58];&quot;.&quot;;&quot;_&quot;); &quot;_&quot; ;RIGHT([.D58];LEN([.D58])-FIND(&quot;_&quot;;[.D58]))          )" office:value-type="string" office:string-value="access_kemas_history_points_kemas_collaborator" calcext:value-type="string">
            <text:p>access_kemas_history_points_kemas_collaborator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58];FIND(&quot;.&quot;;[.B58])); &quot;model_&quot;;  SUBSTITUTE([.B58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9];&quot;.&quot;;&quot;_&quot;); &quot;_&quot; ;RIGHT([.D59];LEN([.D59])-FIND(&quot;_&quot;;[.D59]))          )" office:value-type="string" office:string-value="access_kemas_place_kemas_collaborator" calcext:value-type="string">
            <text:p>access_kemas_place_kemas_collaborator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59];FIND(&quot;.&quot;;[.B59])); &quot;model_&quot;;  SUBSTITUTE([.B59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0];&quot;.&quot;;&quot;_&quot;); &quot;_&quot; ;RIGHT([.D60];LEN([.D60])-FIND(&quot;_&quot;;[.D60]))          )" office:value-type="string" office:string-value="access_kemas_repository_category_kemas_collaborator" calcext:value-type="string">
            <text:p>access_kemas_repository_category_kemas_collaborator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60];FIND(&quot;.&quot;;[.B60])); &quot;model_&quot;;  SUBSTITUTE([.B60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1];&quot;.&quot;;&quot;_&quot;); &quot;_&quot; ;RIGHT([.D61];LEN([.D61])-FIND(&quot;_&quot;;[.D61]))          )" office:value-type="string" office:string-value="access_kemas_repository_kemas_collaborator" calcext:value-type="string">
            <text:p>access_kemas_repository_kemas_collaborator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61];FIND(&quot;.&quot;;[.B61])); &quot;model_&quot;;  SUBSTITUTE([.B61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2];&quot;.&quot;;&quot;_&quot;); &quot;_&quot; ;RIGHT([.D62];LEN([.D62])-FIND(&quot;_&quot;;[.D62]))          )" office:value-type="string" office:string-value="access_kemas_service_kemas_collaborator" calcext:value-type="string">
            <text:p>access_kemas_service_kemas_collaborator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62];FIND(&quot;.&quot;;[.B62])); &quot;model_&quot;;  SUBSTITUTE([.B62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3];&quot;.&quot;;&quot;_&quot;); &quot;_&quot; ;RIGHT([.D63];LEN([.D63])-FIND(&quot;_&quot;;[.D63]))          )" office:value-type="string" office:string-value="access_kemas_event_replacement_kemas_collaborator" calcext:value-type="string">
            <text:p>access_kemas_event_replacement_kemas_collaborator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63];FIND(&quot;.&quot;;[.B63])); &quot;model_&quot;;  SUBSTITUTE([.B63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4];&quot;.&quot;;&quot;_&quot;); &quot;_&quot; ;RIGHT([.D64];LEN([.D64])-FIND(&quot;_&quot;;[.D64]))          )" office:value-type="string" office:string-value="access_kemas_event_collaborator_line_kemas_collaborator" calcext:value-type="string">
            <text:p>access_kemas_event_collaborator_line_kemas_collaborator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64];FIND(&quot;.&quot;;[.B64])); &quot;model_&quot;;  SUBSTITUTE([.B64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5];&quot;.&quot;;&quot;_&quot;); &quot;_&quot; ;RIGHT([.D65];LEN([.D65])-FIND(&quot;_&quot;;[.D65]))          )" office:value-type="string" office:string-value="access_kemas_event_kemas_collaborator" calcext:value-type="string">
            <text:p>access_kemas_event_kemas_collaborator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65];FIND(&quot;.&quot;;[.B65])); &quot;model_&quot;;  SUBSTITUTE([.B65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6];&quot;.&quot;;&quot;_&quot;); &quot;_&quot; ;RIGHT([.D66];LEN([.D66])-FIND(&quot;_&quot;;[.D66]))          )" office:value-type="string" office:string-value="access_kemas_event_stage_kemas_collaborator" calcext:value-type="string">
            <text:p>access_kemas_event_stage_kemas_collaborator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66];FIND(&quot;.&quot;;[.B66])); &quot;model_&quot;;  SUBSTITUTE([.B66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7];&quot;.&quot;;&quot;_&quot;); &quot;_&quot; ;RIGHT([.D67];LEN([.D67])-FIND(&quot;_&quot;;[.D67]))          )" office:value-type="string" office:string-value="access_kemas_massive_email_kemas_collaborator" calcext:value-type="string">
            <text:p>access_kemas_massive_email_kemas_collaborator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67];FIND(&quot;.&quot;;[.B67])); &quot;model_&quot;;  SUBSTITUTE([.B67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8];&quot;.&quot;;&quot;_&quot;); &quot;_&quot; ;RIGHT([.D68];LEN([.D68])-FIND(&quot;_&quot;;[.D68]))          )" office:value-type="string" office:string-value="access_kemas_massive_email_line_kemas_collaborator" calcext:value-type="string">
            <text:p>access_kemas_massive_email_line_kemas_collaborator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68];FIND(&quot;.&quot;;[.B68])); &quot;model_&quot;;  SUBSTITUTE([.B68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9];&quot;.&quot;;&quot;_&quot;); &quot;_&quot; ;RIGHT([.D69];LEN([.D69])-FIND(&quot;_&quot;;[.D69]))          )" office:value-type="string" office:string-value="access_kemas_collaborator_progress_level_kemas_collaborator" calcext:value-type="string">
            <text:p>access_kemas_collaborator_progress_level_kemas_collaborator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69];FIND(&quot;.&quot;;[.B69])); &quot;model_&quot;;  SUBSTITUTE([.B69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0];&quot;.&quot;;&quot;_&quot;); &quot;_&quot; ;RIGHT([.D70];LEN([.D70])-FIND(&quot;_&quot;;[.D70]))          )" office:value-type="string" office:string-value="access_kemas_attendance_kemas_collaborator" calcext:value-type="string">
            <text:p>access_kemas_attendance_kemas_collaborator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70];FIND(&quot;.&quot;;[.B70])); &quot;model_&quot;;  SUBSTITUTE([.B70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1];&quot;.&quot;;&quot;_&quot;); &quot;_&quot; ;RIGHT([.D71];LEN([.D71])-FIND(&quot;_&quot;;[.D71]))          )" office:value-type="string" office:string-value="access_kemas_web_site_kemas_collaborator" calcext:value-type="string">
            <text:p>access_kemas_web_site_kemas_collaborator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71];FIND(&quot;.&quot;;[.B71])); &quot;model_&quot;;  SUBSTITUTE([.B71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2];&quot;.&quot;;&quot;_&quot;); &quot;_&quot; ;RIGHT([.D72];LEN([.D72])-FIND(&quot;_&quot;;[.D72]))          )" office:value-type="string" office:string-value="access_kemas_collaborator_web_site_kemas_collaborator" calcext:value-type="string">
            <text:p>access_kemas_collaborator_web_site_kemas_collaborator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72];FIND(&quot;.&quot;;[.B72])); &quot;model_&quot;;  SUBSTITUTE([.B72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3];&quot;.&quot;;&quot;_&quot;); &quot;_&quot; ;RIGHT([.D73];LEN([.D73])-FIND(&quot;_&quot;;[.D73]))          )" office:value-type="string" office:string-value="access_kemas_collaborator_logbook_kemas_collaborator" calcext:value-type="string">
            <text:p>access_kemas_collaborator_logbook_kemas_collaborator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73];FIND(&quot;.&quot;;[.B73])); &quot;model_&quot;;  SUBSTITUTE([.B73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collaborato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4];&quot;.&quot;;&quot;_&quot;); &quot;_&quot; ;RIGHT([.D74];LEN([.D74])-FIND(&quot;_&quot;;[.D74]))          )" office:value-type="string" office:string-value="access_kemas_suspension_kemas_collaborator" calcext:value-type="string">
            <text:p>access_kemas_suspension_kemas_collaborator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74];FIND(&quot;.&quot;;[.B74])); &quot;model_&quot;;  SUBSTITUTE([.B74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5];&quot;.&quot;;&quot;_&quot;); &quot;_&quot; ;RIGHT([.D75];LEN([.D75])-FIND(&quot;_&quot;;[.D75]))          )" office:value-type="string" office:string-value="access_kemas_skill_kemas_collaborator" calcext:value-type="string">
            <text:p>access_kemas_skill_kemas_collaborator</text:p>
          </table:table-cell>
          <table:table-cell office:value-type="string" calcext:value-type="string">
            <text:p>kemas.skill</text:p>
          </table:table-cell>
          <table:table-cell table:style-name="ce3" table:formula="of:=CONCATENATE(LEFT([.B75];FIND(&quot;.&quot;;[.B75])); &quot;model_&quot;;  SUBSTITUTE([.B75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collaborato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6];&quot;.&quot;;&quot;_&quot;); &quot;_&quot; ;RIGHT([.D76];LEN([.D76])-FIND(&quot;_&quot;;[.D76]))          )" office:value-type="string" office:string-value="access_kemas_skill_line_kemas_collaborator" calcext:value-type="string">
            <text:p>access_kemas_skill_line_kemas_collaborator</text:p>
          </table:table-cell>
          <table:table-cell office:value-type="string" calcext:value-type="string">
            <text:p>kemas.skill.line</text:p>
          </table:table-cell>
          <table:table-cell table:style-name="ce3" table:formula="of:=CONCATENATE(LEFT([.B76];FIND(&quot;.&quot;;[.B76])); &quot;model_&quot;;  SUBSTITUTE([.B76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7];&quot;.&quot;;&quot;_&quot;); &quot;_&quot; ;RIGHT([.D77];LEN([.D77])-FIND(&quot;_&quot;;[.D77]))          )" office:value-type="string" office:string-value="access_kemas_team_kemas_collaborator" calcext:value-type="string">
            <text:p>access_kemas_team_kemas_collaborator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77];FIND(&quot;.&quot;;[.B77])); &quot;model_&quot;;  SUBSTITUTE([.B77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3" table:formula="of:=CONCATENATE( &quot;access_&quot;;  SUBSTITUTE([.B78];&quot;.&quot;;&quot;_&quot;); &quot;_&quot; ;RIGHT([.D78];LEN([.D78])-FIND(&quot;_&quot;;[.D78]))          )" office:value-type="string" office:string-value="access_kemas_collaborator_logbook_login_kemas_collaborator" calcext:value-type="string">
            <text:p>access_kemas_collaborator_logbook_login_kemas_collaborator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78];FIND(&quot;.&quot;;[.B78])); &quot;model_&quot;;  SUBSTITUTE([.B78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collaborato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80];&quot;.&quot;;&quot;_&quot;); &quot;_&quot; ;RIGHT([.D80];LEN([.D80])-FIND(&quot;_&quot;;[.D80]))          )" office:value-type="string" office:string-value="access_base_res_country_kemas_register_attedance" calcext:value-type="string">
            <text:p>access_base_res_country_kemas_register_attedance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80];FIND(&quot;.&quot;;[.B80])); &quot;model_&quot;;  SUBSTITUTE(RIGHT([.B80];LEN([.B80])-FIND(&quot;.&quot;;[.B80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81];&quot;.&quot;;&quot;_&quot;); &quot;_&quot; ;RIGHT([.D81];LEN([.D81])-FIND(&quot;_&quot;;[.D81]))          )" office:value-type="string" office:string-value="access_base_res_country_state_kemas_register_attedance" calcext:value-type="string">
            <text:p>access_base_res_country_state_kemas_register_attedance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81];FIND(&quot;.&quot;;[.B81])); &quot;model_&quot;;  SUBSTITUTE(RIGHT([.B81];LEN([.B81])-FIND(&quot;.&quot;;[.B81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82];&quot;.&quot;;&quot;_&quot;); &quot;_&quot; ;RIGHT([.D82];LEN([.D82])-FIND(&quot;_&quot;;[.D82]))          )" office:value-type="string" office:string-value="access_base_res_partner_kemas_register_attedance" calcext:value-type="string">
            <text:p>access_base_res_partner_kemas_register_attedance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82];FIND(&quot;.&quot;;[.B82])); &quot;model_&quot;;  SUBSTITUTE(RIGHT([.B82];LEN([.B82])-FIND(&quot;.&quot;;[.B82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83];&quot;.&quot;;&quot;_&quot;); &quot;_&quot; ;RIGHT([.D83];LEN([.D83])-FIND(&quot;_&quot;;[.D83]))          )" office:value-type="string" office:string-value="access_base_res_company_kemas_register_attedance" calcext:value-type="string">
            <text:p>access_base_res_company_kemas_register_attedance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83];FIND(&quot;.&quot;;[.B83])); &quot;model_&quot;;  SUBSTITUTE(RIGHT([.B83];LEN([.B83])-FIND(&quot;.&quot;;[.B83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84];&quot;.&quot;;&quot;_&quot;); &quot;_&quot; ;RIGHT([.D84];LEN([.D84])-FIND(&quot;_&quot;;[.D84]))          )" office:value-type="string" office:string-value="access_base_res_users_kemas_register_attedance" calcext:value-type="string">
            <text:p>access_base_res_users_kemas_register_attedance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84];FIND(&quot;.&quot;;[.B84])); &quot;model_&quot;;  SUBSTITUTE(RIGHT([.B84];LEN([.B84])-FIND(&quot;.&quot;;[.B84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85];&quot;.&quot;;&quot;_&quot;); &quot;_&quot; ;RIGHT([.D85];LEN([.D85])-FIND(&quot;_&quot;;[.D85]))          )" office:value-type="string" office:string-value="access_base_ir_sequence_kemas_register_attedance" calcext:value-type="string">
            <text:p>access_base_ir_sequence_kemas_register_attedance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85];FIND(&quot;.&quot;;[.B85])); &quot;model_&quot;;  SUBSTITUTE(RIGHT([.B85];LEN([.B85])-FIND(&quot;.&quot;;[.B85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86];&quot;.&quot;;&quot;_&quot;); &quot;_&quot; ;RIGHT([.D86];LEN([.D86])-FIND(&quot;_&quot;;[.D86]))          )" office:value-type="string" office:string-value="access_base_ir_sequence_type_kemas_register_attedance" calcext:value-type="string">
            <text:p>access_base_ir_sequence_type_kemas_register_attedance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86];FIND(&quot;.&quot;;[.B86])); &quot;model_&quot;;  SUBSTITUTE(RIGHT([.B86];LEN([.B86])-FIND(&quot;.&quot;;[.B86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6" table:number-columns-repeated="1016"/>
        </table:table-row>
        <table:table-row table:style-name="ro5">
          <table:table-cell table:style-name="ce6"/>
          <table:table-cell table:style-name="ce9"/>
          <table:table-cell table:style-name="ce6"/>
          <table:table-cell table:style-name="ce9"/>
          <table:table-cell table:style-name="ce15" table:number-columns-repeated="4"/>
          <table:table-cell table:style-name="ce36" table:number-columns-repeated="1016"/>
        </table:table-row>
        <table:table-row table:style-name="ro4">
          <table:table-cell table:style-name="ce3" table:formula="of:=CONCATENATE( &quot;access_&quot;;  SUBSTITUTE([.B88];&quot;.&quot;;&quot;_&quot;); &quot;_&quot; ;RIGHT([.D88];LEN([.D88])-FIND(&quot;_&quot;;[.D88]))          )" office:value-type="string" office:string-value="access_kemas_func_kemas_register_attedance" calcext:value-type="string">
            <text:p>access_kemas_func_kemas_register_attedance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88];FIND(&quot;.&quot;;[.B88])); &quot;model_&quot;;  SUBSTITUTE([.B88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9];&quot;.&quot;;&quot;_&quot;); &quot;_&quot; ;RIGHT([.D89];LEN([.D89])-FIND(&quot;_&quot;;[.D89]))          )" office:value-type="string" office:string-value="access_kemas_config_kemas_register_attedance" calcext:value-type="string">
            <text:p>access_kemas_config_kemas_register_attedance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89];FIND(&quot;.&quot;;[.B89])); &quot;model_&quot;;  SUBSTITUTE([.B89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0];&quot;.&quot;;&quot;_&quot;); &quot;_&quot; ;RIGHT([.D90];LEN([.D90])-FIND(&quot;_&quot;;[.D90]))          )" office:value-type="string" office:string-value="access_kemas_activity_kemas_register_attedance" calcext:value-type="string">
            <text:p>access_kemas_activity_kemas_register_attedance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90];FIND(&quot;.&quot;;[.B90])); &quot;model_&quot;;  SUBSTITUTE([.B90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1];&quot;.&quot;;&quot;_&quot;); &quot;_&quot; ;RIGHT([.D91];LEN([.D91])-FIND(&quot;_&quot;;[.D91]))          )" office:value-type="string" office:string-value="access_kemas_area_kemas_register_attedance" calcext:value-type="string">
            <text:p>access_kemas_area_kemas_register_attedance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91];FIND(&quot;.&quot;;[.B91])); &quot;model_&quot;;  SUBSTITUTE([.B91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2];&quot;.&quot;;&quot;_&quot;); &quot;_&quot; ;RIGHT([.D92];LEN([.D92])-FIND(&quot;_&quot;;[.D92]))          )" office:value-type="string" office:string-value="access_kemas_level_kemas_register_attedance" calcext:value-type="string">
            <text:p>access_kemas_level_kemas_register_attedance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92];FIND(&quot;.&quot;;[.B92])); &quot;model_&quot;;  SUBSTITUTE([.B92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3];&quot;.&quot;;&quot;_&quot;); &quot;_&quot; ;RIGHT([.D93];LEN([.D93])-FIND(&quot;_&quot;;[.D93]))          )" office:value-type="string" office:string-value="access_kemas_collaborator_kemas_register_attedance" calcext:value-type="string">
            <text:p>access_kemas_collaborator_kemas_register_attedance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93];FIND(&quot;.&quot;;[.B93])); &quot;model_&quot;;  SUBSTITUTE([.B93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4];&quot;.&quot;;&quot;_&quot;); &quot;_&quot; ;RIGHT([.D94];LEN([.D94])-FIND(&quot;_&quot;;[.D94]))          )" office:value-type="string" office:string-value="access_kemas_school4d_stage_kemas_register_attedance" calcext:value-type="string">
            <text:p>access_kemas_school4d_stage_kemas_register_attedance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94];FIND(&quot;.&quot;;[.B94])); &quot;model_&quot;;  SUBSTITUTE([.B94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5];&quot;.&quot;;&quot;_&quot;); &quot;_&quot; ;RIGHT([.D95];LEN([.D95])-FIND(&quot;_&quot;;[.D95]))          )" office:value-type="string" office:string-value="access_kemas_school4d_line_kemas_register_attedance" calcext:value-type="string">
            <text:p>access_kemas_school4d_line_kemas_register_attedance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95];FIND(&quot;.&quot;;[.B95])); &quot;model_&quot;;  SUBSTITUTE([.B95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96];&quot;.&quot;;&quot;_&quot;); &quot;_&quot; ;RIGHT([.D96];LEN([.D96])-FIND(&quot;_&quot;;[.D96]))          )" office:value-type="string" office:string-value="access_kemas_school4d_detail_kemas_register_attedance" calcext:value-type="string">
            <text:p>access_kemas_school4d_detail_kemas_register_attedance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96];FIND(&quot;.&quot;;[.B96])); &quot;model_&quot;;  SUBSTITUTE([.B96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97];&quot;.&quot;;&quot;_&quot;); &quot;_&quot; ;RIGHT([.D97];LEN([.D97])-FIND(&quot;_&quot;;[.D97]))          )" office:value-type="string" office:string-value="access_kemas_history_points_kemas_register_attedance" calcext:value-type="string">
            <text:p>access_kemas_history_points_kemas_register_attedance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97];FIND(&quot;.&quot;;[.B97])); &quot;model_&quot;;  SUBSTITUTE([.B97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8];&quot;.&quot;;&quot;_&quot;); &quot;_&quot; ;RIGHT([.D98];LEN([.D98])-FIND(&quot;_&quot;;[.D98]))          )" office:value-type="string" office:string-value="access_kemas_place_kemas_register_attedance" calcext:value-type="string">
            <text:p>access_kemas_place_kemas_register_attedance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98];FIND(&quot;.&quot;;[.B98])); &quot;model_&quot;;  SUBSTITUTE([.B98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9];&quot;.&quot;;&quot;_&quot;); &quot;_&quot; ;RIGHT([.D99];LEN([.D99])-FIND(&quot;_&quot;;[.D99]))          )" office:value-type="string" office:string-value="access_kemas_repository_category_kemas_register_attedance" calcext:value-type="string">
            <text:p>access_kemas_repository_category_kemas_register_attedance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99];FIND(&quot;.&quot;;[.B99])); &quot;model_&quot;;  SUBSTITUTE([.B99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0];&quot;.&quot;;&quot;_&quot;); &quot;_&quot; ;RIGHT([.D100];LEN([.D100])-FIND(&quot;_&quot;;[.D100]))          )" office:value-type="string" office:string-value="access_kemas_repository_kemas_register_attedance" calcext:value-type="string">
            <text:p>access_kemas_repository_kemas_register_attedance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100];FIND(&quot;.&quot;;[.B100])); &quot;model_&quot;;  SUBSTITUTE([.B100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1];&quot;.&quot;;&quot;_&quot;); &quot;_&quot; ;RIGHT([.D101];LEN([.D101])-FIND(&quot;_&quot;;[.D101]))          )" office:value-type="string" office:string-value="access_kemas_service_kemas_register_attedance" calcext:value-type="string">
            <text:p>access_kemas_service_kemas_register_attedance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101];FIND(&quot;.&quot;;[.B101])); &quot;model_&quot;;  SUBSTITUTE([.B101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2];&quot;.&quot;;&quot;_&quot;); &quot;_&quot; ;RIGHT([.D102];LEN([.D102])-FIND(&quot;_&quot;;[.D102]))          )" office:value-type="string" office:string-value="access_kemas_event_replacement_kemas_register_attedance" calcext:value-type="string">
            <text:p>access_kemas_event_replacement_kemas_register_attedance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102];FIND(&quot;.&quot;;[.B102])); &quot;model_&quot;;  SUBSTITUTE([.B102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3];&quot;.&quot;;&quot;_&quot;); &quot;_&quot; ;RIGHT([.D103];LEN([.D103])-FIND(&quot;_&quot;;[.D103]))          )" office:value-type="string" office:string-value="access_kemas_event_collaborator_line_kemas_register_attedance" calcext:value-type="string">
            <text:p>access_kemas_event_collaborator_line_kemas_register_attedance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103];FIND(&quot;.&quot;;[.B103])); &quot;model_&quot;;  SUBSTITUTE([.B103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4];&quot;.&quot;;&quot;_&quot;); &quot;_&quot; ;RIGHT([.D104];LEN([.D104])-FIND(&quot;_&quot;;[.D104]))          )" office:value-type="string" office:string-value="access_kemas_event_kemas_register_attedance" calcext:value-type="string">
            <text:p>access_kemas_event_kemas_register_attedance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104];FIND(&quot;.&quot;;[.B104])); &quot;model_&quot;;  SUBSTITUTE([.B104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5];&quot;.&quot;;&quot;_&quot;); &quot;_&quot; ;RIGHT([.D105];LEN([.D105])-FIND(&quot;_&quot;;[.D105]))          )" office:value-type="string" office:string-value="access_kemas_event_stage_kemas_register_attedance" calcext:value-type="string">
            <text:p>access_kemas_event_stage_kemas_register_attedance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105];FIND(&quot;.&quot;;[.B105])); &quot;model_&quot;;  SUBSTITUTE([.B105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6];&quot;.&quot;;&quot;_&quot;); &quot;_&quot; ;RIGHT([.D106];LEN([.D106])-FIND(&quot;_&quot;;[.D106]))          )" office:value-type="string" office:string-value="access_kemas_massive_email_kemas_register_attedance" calcext:value-type="string">
            <text:p>access_kemas_massive_email_kemas_register_attedance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106];FIND(&quot;.&quot;;[.B106])); &quot;model_&quot;;  SUBSTITUTE([.B106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7];&quot;.&quot;;&quot;_&quot;); &quot;_&quot; ;RIGHT([.D107];LEN([.D107])-FIND(&quot;_&quot;;[.D107]))          )" office:value-type="string" office:string-value="access_kemas_massive_email_line_kemas_register_attedance" calcext:value-type="string">
            <text:p>access_kemas_massive_email_line_kemas_register_attedance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107];FIND(&quot;.&quot;;[.B107])); &quot;model_&quot;;  SUBSTITUTE([.B107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8];&quot;.&quot;;&quot;_&quot;); &quot;_&quot; ;RIGHT([.D108];LEN([.D108])-FIND(&quot;_&quot;;[.D108]))          )" office:value-type="string" office:string-value="access_kemas_collaborator_progress_level_kemas_register_attedance" calcext:value-type="string">
            <text:p>access_kemas_collaborator_progress_level_kemas_register_attedance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108];FIND(&quot;.&quot;;[.B108])); &quot;model_&quot;;  SUBSTITUTE([.B108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9];&quot;.&quot;;&quot;_&quot;); &quot;_&quot; ;RIGHT([.D109];LEN([.D109])-FIND(&quot;_&quot;;[.D109]))          )" office:value-type="string" office:string-value="access_kemas_attendance_kemas_register_attedance" calcext:value-type="string">
            <text:p>access_kemas_attendance_kemas_register_attedance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109];FIND(&quot;.&quot;;[.B109])); &quot;model_&quot;;  SUBSTITUTE([.B109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0];&quot;.&quot;;&quot;_&quot;); &quot;_&quot; ;RIGHT([.D110];LEN([.D110])-FIND(&quot;_&quot;;[.D110]))          )" office:value-type="string" office:string-value="access_kemas_web_site_kemas_register_attedance" calcext:value-type="string">
            <text:p>access_kemas_web_site_kemas_register_attedance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110];FIND(&quot;.&quot;;[.B110])); &quot;model_&quot;;  SUBSTITUTE([.B110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1];&quot;.&quot;;&quot;_&quot;); &quot;_&quot; ;RIGHT([.D111];LEN([.D111])-FIND(&quot;_&quot;;[.D111]))          )" office:value-type="string" office:string-value="access_kemas_collaborator_web_site_kemas_register_attedance" calcext:value-type="string">
            <text:p>access_kemas_collaborator_web_site_kemas_register_attedance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111];FIND(&quot;.&quot;;[.B111])); &quot;model_&quot;;  SUBSTITUTE([.B111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2];&quot;.&quot;;&quot;_&quot;); &quot;_&quot; ;RIGHT([.D112];LEN([.D112])-FIND(&quot;_&quot;;[.D112]))          )" office:value-type="string" office:string-value="access_kemas_collaborator_logbook_kemas_register_attedance" calcext:value-type="string">
            <text:p>access_kemas_collaborator_logbook_kemas_register_attedance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112];FIND(&quot;.&quot;;[.B112])); &quot;model_&quot;;  SUBSTITUTE([.B112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gister_attedanc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3];&quot;.&quot;;&quot;_&quot;); &quot;_&quot; ;RIGHT([.D113];LEN([.D113])-FIND(&quot;_&quot;;[.D113]))          )" office:value-type="string" office:string-value="access_kemas_suspension_kemas_register_attedance" calcext:value-type="string">
            <text:p>access_kemas_suspension_kemas_register_attedance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113];FIND(&quot;.&quot;;[.B113])); &quot;model_&quot;;  SUBSTITUTE([.B113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4];&quot;.&quot;;&quot;_&quot;); &quot;_&quot; ;RIGHT([.D114];LEN([.D114])-FIND(&quot;_&quot;;[.D114]))          )" office:value-type="string" office:string-value="access_kemas_skill_kemas_register_attedance" calcext:value-type="string">
            <text:p>access_kemas_skill_kemas_register_attedance</text:p>
          </table:table-cell>
          <table:table-cell office:value-type="string" calcext:value-type="string">
            <text:p>kemas.skill</text:p>
          </table:table-cell>
          <table:table-cell table:style-name="ce3" table:formula="of:=CONCATENATE(LEFT([.B114];FIND(&quot;.&quot;;[.B114])); &quot;model_&quot;;  SUBSTITUTE([.B114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5];&quot;.&quot;;&quot;_&quot;); &quot;_&quot; ;RIGHT([.D115];LEN([.D115])-FIND(&quot;_&quot;;[.D115]))          )" office:value-type="string" office:string-value="access_kemas_skill_line_kemas_register_attedance" calcext:value-type="string">
            <text:p>access_kemas_skill_line_kemas_register_attedance</text:p>
          </table:table-cell>
          <table:table-cell office:value-type="string" calcext:value-type="string">
            <text:p>kemas.skill.line</text:p>
          </table:table-cell>
          <table:table-cell table:style-name="ce3" table:formula="of:=CONCATENATE(LEFT([.B115];FIND(&quot;.&quot;;[.B115])); &quot;model_&quot;;  SUBSTITUTE([.B115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6];&quot;.&quot;;&quot;_&quot;); &quot;_&quot; ;RIGHT([.D116];LEN([.D116])-FIND(&quot;_&quot;;[.D116]))          )" office:value-type="string" office:string-value="access_kemas_team_kemas_register_attedance" calcext:value-type="string">
            <text:p>access_kemas_team_kemas_register_attedance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116];FIND(&quot;.&quot;;[.B116])); &quot;model_&quot;;  SUBSTITUTE([.B116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gister_attedanc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3" table:formula="of:=CONCATENATE( &quot;access_&quot;;  SUBSTITUTE([.B117];&quot;.&quot;;&quot;_&quot;); &quot;_&quot; ;RIGHT([.D117];LEN([.D117])-FIND(&quot;_&quot;;[.D117]))          )" office:value-type="string" office:string-value="access_kemas_collaborator_logbook_login_kemas_register_attedance" calcext:value-type="string">
            <text:p>access_kemas_collaborator_logbook_login_kemas_register_attedance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117];FIND(&quot;.&quot;;[.B117])); &quot;model_&quot;;  SUBSTITUTE([.B117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gister_attedanc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119];&quot;.&quot;;&quot;_&quot;); &quot;_&quot; ;RIGHT([.D119];LEN([.D119])-FIND(&quot;_&quot;;[.D119]))          )" office:value-type="string" office:string-value="access_base_res_country_kemas_admin" calcext:value-type="string">
            <text:p>access_base_res_country_kemas_admin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119];FIND(&quot;.&quot;;[.B119])); &quot;model_&quot;;  SUBSTITUTE(RIGHT([.B119];LEN([.B119])-FIND(&quot;.&quot;;[.B119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120];&quot;.&quot;;&quot;_&quot;); &quot;_&quot; ;RIGHT([.D120];LEN([.D120])-FIND(&quot;_&quot;;[.D120]))          )" office:value-type="string" office:string-value="access_base_res_country_state_kemas_admin" calcext:value-type="string">
            <text:p>access_base_res_country_state_kemas_admin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120];FIND(&quot;.&quot;;[.B120])); &quot;model_&quot;;  SUBSTITUTE(RIGHT([.B120];LEN([.B120])-FIND(&quot;.&quot;;[.B120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121];&quot;.&quot;;&quot;_&quot;); &quot;_&quot; ;RIGHT([.D121];LEN([.D121])-FIND(&quot;_&quot;;[.D121]))          )" office:value-type="string" office:string-value="access_base_res_partner_kemas_admin" calcext:value-type="string">
            <text:p>access_base_res_partner_kemas_admin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121];FIND(&quot;.&quot;;[.B121])); &quot;model_&quot;;  SUBSTITUTE(RIGHT([.B121];LEN([.B121])-FIND(&quot;.&quot;;[.B121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122];&quot;.&quot;;&quot;_&quot;); &quot;_&quot; ;RIGHT([.D122];LEN([.D122])-FIND(&quot;_&quot;;[.D122]))          )" office:value-type="string" office:string-value="access_base_res_company_kemas_admin" calcext:value-type="string">
            <text:p>access_base_res_company_kemas_admin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122];FIND(&quot;.&quot;;[.B122])); &quot;model_&quot;;  SUBSTITUTE(RIGHT([.B122];LEN([.B122])-FIND(&quot;.&quot;;[.B122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123];&quot;.&quot;;&quot;_&quot;); &quot;_&quot; ;RIGHT([.D123];LEN([.D123])-FIND(&quot;_&quot;;[.D123]))          )" office:value-type="string" office:string-value="access_base_res_users_kemas_admin" calcext:value-type="string">
            <text:p>access_base_res_users_kemas_admin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123];FIND(&quot;.&quot;;[.B123])); &quot;model_&quot;;  SUBSTITUTE(RIGHT([.B123];LEN([.B123])-FIND(&quot;.&quot;;[.B123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124];&quot;.&quot;;&quot;_&quot;); &quot;_&quot; ;RIGHT([.D124];LEN([.D124])-FIND(&quot;_&quot;;[.D124]))          )" office:value-type="string" office:string-value="access_base_ir_sequence_kemas_admin" calcext:value-type="string">
            <text:p>access_base_ir_sequence_kemas_admin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124];FIND(&quot;.&quot;;[.B124])); &quot;model_&quot;;  SUBSTITUTE(RIGHT([.B124];LEN([.B124])-FIND(&quot;.&quot;;[.B124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4">
          <table:table-cell table:style-name="ce6" table:formula="of:=CONCATENATE( &quot;access_&quot;;  SUBSTITUTE([.B125];&quot;.&quot;;&quot;_&quot;); &quot;_&quot; ;RIGHT([.D125];LEN([.D125])-FIND(&quot;_&quot;;[.D125]))          )" office:value-type="string" office:string-value="access_base_ir_sequence_type_kemas_admin" calcext:value-type="string">
            <text:p>access_base_ir_sequence_type_kemas_admin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125];FIND(&quot;.&quot;;[.B125])); &quot;model_&quot;;  SUBSTITUTE(RIGHT([.B125];LEN([.B125])-FIND(&quot;.&quot;;[.B125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36" table:number-columns-repeated="1016"/>
        </table:table-row>
        <table:table-row table:style-name="ro5">
          <table:table-cell table:style-name="ce6"/>
          <table:table-cell table:style-name="ce9"/>
          <table:table-cell table:style-name="ce6"/>
          <table:table-cell table:style-name="ce9"/>
          <table:table-cell table:style-name="ce15" table:number-columns-repeated="4"/>
          <table:table-cell table:style-name="ce36" table:number-columns-repeated="1016"/>
        </table:table-row>
        <table:table-row table:style-name="ro4">
          <table:table-cell table:style-name="ce3" table:formula="of:=CONCATENATE( &quot;access_&quot;;  SUBSTITUTE([.B127];&quot;.&quot;;&quot;_&quot;); &quot;_&quot; ;RIGHT([.D127];LEN([.D127])-FIND(&quot;_&quot;;[.D127]))          )" office:value-type="string" office:string-value="access_kemas_func_kemas_admin" calcext:value-type="string">
            <text:p>access_kemas_func_kemas_admin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127];FIND(&quot;.&quot;;[.B127])); &quot;model_&quot;;  SUBSTITUTE([.B127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8];&quot;.&quot;;&quot;_&quot;); &quot;_&quot; ;RIGHT([.D128];LEN([.D128])-FIND(&quot;_&quot;;[.D128]))          )" office:value-type="string" office:string-value="access_kemas_config_kemas_admin" calcext:value-type="string">
            <text:p>access_kemas_config_kemas_admin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128];FIND(&quot;.&quot;;[.B128])); &quot;model_&quot;;  SUBSTITUTE([.B128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9];&quot;.&quot;;&quot;_&quot;); &quot;_&quot; ;RIGHT([.D129];LEN([.D129])-FIND(&quot;_&quot;;[.D129]))          )" office:value-type="string" office:string-value="access_kemas_activity_kemas_admin" calcext:value-type="string">
            <text:p>access_kemas_activity_kemas_admin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129];FIND(&quot;.&quot;;[.B129])); &quot;model_&quot;;  SUBSTITUTE([.B129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0];&quot;.&quot;;&quot;_&quot;); &quot;_&quot; ;RIGHT([.D130];LEN([.D130])-FIND(&quot;_&quot;;[.D130]))          )" office:value-type="string" office:string-value="access_kemas_area_kemas_admin" calcext:value-type="string">
            <text:p>access_kemas_area_kemas_admin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130];FIND(&quot;.&quot;;[.B130])); &quot;model_&quot;;  SUBSTITUTE([.B130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1];&quot;.&quot;;&quot;_&quot;); &quot;_&quot; ;RIGHT([.D131];LEN([.D131])-FIND(&quot;_&quot;;[.D131]))          )" office:value-type="string" office:string-value="access_kemas_level_kemas_admin" calcext:value-type="string">
            <text:p>access_kemas_level_kemas_admin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131];FIND(&quot;.&quot;;[.B131])); &quot;model_&quot;;  SUBSTITUTE([.B131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2];&quot;.&quot;;&quot;_&quot;); &quot;_&quot; ;RIGHT([.D132];LEN([.D132])-FIND(&quot;_&quot;;[.D132]))          )" office:value-type="string" office:string-value="access_kemas_collaborator_kemas_admin" calcext:value-type="string">
            <text:p>access_kemas_collaborator_kemas_admin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32];FIND(&quot;.&quot;;[.B132])); &quot;model_&quot;;  SUBSTITUTE([.B132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3];&quot;.&quot;;&quot;_&quot;); &quot;_&quot; ;RIGHT([.D133];LEN([.D133])-FIND(&quot;_&quot;;[.D133]))          )" office:value-type="string" office:string-value="access_kemas_school4d_stage_kemas_admin" calcext:value-type="string">
            <text:p>access_kemas_school4d_stage_kemas_admin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133];FIND(&quot;.&quot;;[.B133])); &quot;model_&quot;;  SUBSTITUTE([.B133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4];&quot;.&quot;;&quot;_&quot;); &quot;_&quot; ;RIGHT([.D134];LEN([.D134])-FIND(&quot;_&quot;;[.D134]))          )" office:value-type="string" office:string-value="access_kemas_school4d_line_kemas_admin" calcext:value-type="string">
            <text:p>access_kemas_school4d_line_kemas_admin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134];FIND(&quot;.&quot;;[.B134])); &quot;model_&quot;;  SUBSTITUTE([.B134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135];&quot;.&quot;;&quot;_&quot;); &quot;_&quot; ;RIGHT([.D135];LEN([.D135])-FIND(&quot;_&quot;;[.D135]))          )" office:value-type="string" office:string-value="access_kemas_school4d_detail_kemas_admin" calcext:value-type="string">
            <text:p>access_kemas_school4d_detail_kemas_admin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135];FIND(&quot;.&quot;;[.B135])); &quot;model_&quot;;  SUBSTITUTE([.B135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3" table:formula="of:=CONCATENATE( &quot;access_&quot;;  SUBSTITUTE([.B136];&quot;.&quot;;&quot;_&quot;); &quot;_&quot; ;RIGHT([.D136];LEN([.D136])-FIND(&quot;_&quot;;[.D136]))          )" office:value-type="string" office:string-value="access_kemas_history_points_kemas_admin" calcext:value-type="string">
            <text:p>access_kemas_history_points_kemas_admin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136];FIND(&quot;.&quot;;[.B136])); &quot;model_&quot;;  SUBSTITUTE([.B136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7];&quot;.&quot;;&quot;_&quot;); &quot;_&quot; ;RIGHT([.D137];LEN([.D137])-FIND(&quot;_&quot;;[.D137]))          )" office:value-type="string" office:string-value="access_kemas_place_kemas_admin" calcext:value-type="string">
            <text:p>access_kemas_place_kemas_admin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137];FIND(&quot;.&quot;;[.B137])); &quot;model_&quot;;  SUBSTITUTE([.B137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8];&quot;.&quot;;&quot;_&quot;); &quot;_&quot; ;RIGHT([.D138];LEN([.D138])-FIND(&quot;_&quot;;[.D138]))          )" office:value-type="string" office:string-value="access_kemas_repository_category_kemas_admin" calcext:value-type="string">
            <text:p>access_kemas_repository_category_kemas_admin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138];FIND(&quot;.&quot;;[.B138])); &quot;model_&quot;;  SUBSTITUTE([.B138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9];&quot;.&quot;;&quot;_&quot;); &quot;_&quot; ;RIGHT([.D139];LEN([.D139])-FIND(&quot;_&quot;;[.D139]))          )" office:value-type="string" office:string-value="access_kemas_repository_kemas_admin" calcext:value-type="string">
            <text:p>access_kemas_repository_kemas_admin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139];FIND(&quot;.&quot;;[.B139])); &quot;model_&quot;;  SUBSTITUTE([.B139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0];&quot;.&quot;;&quot;_&quot;); &quot;_&quot; ;RIGHT([.D140];LEN([.D140])-FIND(&quot;_&quot;;[.D140]))          )" office:value-type="string" office:string-value="access_kemas_service_kemas_admin" calcext:value-type="string">
            <text:p>access_kemas_service_kemas_admin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140];FIND(&quot;.&quot;;[.B140])); &quot;model_&quot;;  SUBSTITUTE([.B140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1];&quot;.&quot;;&quot;_&quot;); &quot;_&quot; ;RIGHT([.D141];LEN([.D141])-FIND(&quot;_&quot;;[.D141]))          )" office:value-type="string" office:string-value="access_kemas_event_replacement_kemas_admin" calcext:value-type="string">
            <text:p>access_kemas_event_replacement_kemas_admin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141];FIND(&quot;.&quot;;[.B141])); &quot;model_&quot;;  SUBSTITUTE([.B141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2];&quot;.&quot;;&quot;_&quot;); &quot;_&quot; ;RIGHT([.D142];LEN([.D142])-FIND(&quot;_&quot;;[.D142]))          )" office:value-type="string" office:string-value="access_kemas_event_collaborator_line_kemas_admin" calcext:value-type="string">
            <text:p>access_kemas_event_collaborator_line_kemas_admin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142];FIND(&quot;.&quot;;[.B142])); &quot;model_&quot;;  SUBSTITUTE([.B142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3];&quot;.&quot;;&quot;_&quot;); &quot;_&quot; ;RIGHT([.D143];LEN([.D143])-FIND(&quot;_&quot;;[.D143]))          )" office:value-type="string" office:string-value="access_kemas_event_kemas_admin" calcext:value-type="string">
            <text:p>access_kemas_event_kemas_admin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143];FIND(&quot;.&quot;;[.B143])); &quot;model_&quot;;  SUBSTITUTE([.B143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4];&quot;.&quot;;&quot;_&quot;); &quot;_&quot; ;RIGHT([.D144];LEN([.D144])-FIND(&quot;_&quot;;[.D144]))          )" office:value-type="string" office:string-value="access_kemas_event_stage_kemas_admin" calcext:value-type="string">
            <text:p>access_kemas_event_stage_kemas_admin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144];FIND(&quot;.&quot;;[.B144])); &quot;model_&quot;;  SUBSTITUTE([.B144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5];&quot;.&quot;;&quot;_&quot;); &quot;_&quot; ;RIGHT([.D145];LEN([.D145])-FIND(&quot;_&quot;;[.D145]))          )" office:value-type="string" office:string-value="access_kemas_massive_email_kemas_admin" calcext:value-type="string">
            <text:p>access_kemas_massive_email_kemas_admin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145];FIND(&quot;.&quot;;[.B145])); &quot;model_&quot;;  SUBSTITUTE([.B145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6];&quot;.&quot;;&quot;_&quot;); &quot;_&quot; ;RIGHT([.D146];LEN([.D146])-FIND(&quot;_&quot;;[.D146]))          )" office:value-type="string" office:string-value="access_kemas_massive_email_line_kemas_admin" calcext:value-type="string">
            <text:p>access_kemas_massive_email_line_kemas_admin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146];FIND(&quot;.&quot;;[.B146])); &quot;model_&quot;;  SUBSTITUTE([.B146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7];&quot;.&quot;;&quot;_&quot;); &quot;_&quot; ;RIGHT([.D147];LEN([.D147])-FIND(&quot;_&quot;;[.D147]))          )" office:value-type="string" office:string-value="access_kemas_collaborator_progress_level_kemas_admin" calcext:value-type="string">
            <text:p>access_kemas_collaborator_progress_level_kemas_admin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147];FIND(&quot;.&quot;;[.B147])); &quot;model_&quot;;  SUBSTITUTE([.B147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8];&quot;.&quot;;&quot;_&quot;); &quot;_&quot; ;RIGHT([.D148];LEN([.D148])-FIND(&quot;_&quot;;[.D148]))          )" office:value-type="string" office:string-value="access_kemas_attendance_kemas_admin" calcext:value-type="string">
            <text:p>access_kemas_attendance_kemas_admin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148];FIND(&quot;.&quot;;[.B148])); &quot;model_&quot;;  SUBSTITUTE([.B148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9];&quot;.&quot;;&quot;_&quot;); &quot;_&quot; ;RIGHT([.D149];LEN([.D149])-FIND(&quot;_&quot;;[.D149]))          )" office:value-type="string" office:string-value="access_kemas_web_site_kemas_admin" calcext:value-type="string">
            <text:p>access_kemas_web_site_kemas_admin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149];FIND(&quot;.&quot;;[.B149])); &quot;model_&quot;;  SUBSTITUTE([.B149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0];&quot;.&quot;;&quot;_&quot;); &quot;_&quot; ;RIGHT([.D150];LEN([.D150])-FIND(&quot;_&quot;;[.D150]))          )" office:value-type="string" office:string-value="access_kemas_collaborator_web_site_kemas_admin" calcext:value-type="string">
            <text:p>access_kemas_collaborator_web_site_kemas_admin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150];FIND(&quot;.&quot;;[.B150])); &quot;model_&quot;;  SUBSTITUTE([.B150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1];&quot;.&quot;;&quot;_&quot;); &quot;_&quot; ;RIGHT([.D151];LEN([.D151])-FIND(&quot;_&quot;;[.D151]))          )" office:value-type="string" office:string-value="access_kemas_collaborator_logbook_kemas_admin" calcext:value-type="string">
            <text:p>access_kemas_collaborator_logbook_kemas_admin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151];FIND(&quot;.&quot;;[.B151])); &quot;model_&quot;;  SUBSTITUTE([.B151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2];&quot;.&quot;;&quot;_&quot;); &quot;_&quot; ;RIGHT([.D152];LEN([.D152])-FIND(&quot;_&quot;;[.D152]))          )" office:value-type="string" office:string-value="access_kemas_suspension_kemas_admin" calcext:value-type="string">
            <text:p>access_kemas_suspension_kemas_admin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152];FIND(&quot;.&quot;;[.B152])); &quot;model_&quot;;  SUBSTITUTE([.B152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3];&quot;.&quot;;&quot;_&quot;); &quot;_&quot; ;RIGHT([.D153];LEN([.D153])-FIND(&quot;_&quot;;[.D153]))          )" office:value-type="string" office:string-value="access_kemas_skill_kemas_admin" calcext:value-type="string">
            <text:p>access_kemas_skill_kemas_admin</text:p>
          </table:table-cell>
          <table:table-cell office:value-type="string" calcext:value-type="string">
            <text:p>kemas.skill</text:p>
          </table:table-cell>
          <table:table-cell table:style-name="ce3" table:formula="of:=CONCATENATE(LEFT([.B153];FIND(&quot;.&quot;;[.B153])); &quot;model_&quot;;  SUBSTITUTE([.B153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4];&quot;.&quot;;&quot;_&quot;); &quot;_&quot; ;RIGHT([.D154];LEN([.D154])-FIND(&quot;_&quot;;[.D154]))          )" office:value-type="string" office:string-value="access_kemas_skill_line_kemas_admin" calcext:value-type="string">
            <text:p>access_kemas_skill_line_kemas_admin</text:p>
          </table:table-cell>
          <table:table-cell office:value-type="string" calcext:value-type="string">
            <text:p>kemas.skill.line</text:p>
          </table:table-cell>
          <table:table-cell table:style-name="ce3" table:formula="of:=CONCATENATE(LEFT([.B154];FIND(&quot;.&quot;;[.B154])); &quot;model_&quot;;  SUBSTITUTE([.B154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5];&quot;.&quot;;&quot;_&quot;); &quot;_&quot; ;RIGHT([.D155];LEN([.D155])-FIND(&quot;_&quot;;[.D155]))          )" office:value-type="string" office:string-value="access_kemas_team_kemas_admin" calcext:value-type="string">
            <text:p>access_kemas_team_kemas_admin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155];FIND(&quot;.&quot;;[.B155])); &quot;model_&quot;;  SUBSTITUTE([.B155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3" table:formula="of:=CONCATENATE( &quot;access_&quot;;  SUBSTITUTE([.B156];&quot;.&quot;;&quot;_&quot;); &quot;_&quot; ;RIGHT([.D156];LEN([.D156])-FIND(&quot;_&quot;;[.D156]))          )" office:value-type="string" office:string-value="access_kemas_collaborator_logbook_login_kemas_admin" calcext:value-type="string">
            <text:p>access_kemas_collaborator_logbook_login_kemas_admin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156];FIND(&quot;.&quot;;[.B156])); &quot;model_&quot;;  SUBSTITUTE([.B156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admin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8"/>
          <table:table-cell table:style-name="ce11"/>
          <table:table-cell table:style-name="ce8"/>
          <table:table-cell table:style-name="ce11" table:number-columns-repeated="1021"/>
        </table:table-row>
        <table:table-row table:style-name="ro5" table:number-rows-repeated="10">
          <table:table-cell table:number-columns-repeated="1024"/>
        </table:table-row>
        <table:table-row table:style-name="ro2" table:number-rows-repeated="10482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K15:Hoja2.K15 Hoja2.K17:Hoja2.K18 Hoja2.K56:Hoja2.K57 Hoja2.K95:Hoja2.K96 Hoja2.K134:Hoja2.K135">
            <calcext:condition calcext:apply-style-name="Untitled3" calcext:value="=0" calcext:base-cell-address="Hoja2.K15"/>
            <calcext:condition calcext:apply-style-name="Untitled2" calcext:value="=1" calcext:base-cell-address="Hoja2.K15"/>
          </calcext:conditional-format>
          <calcext:conditional-format calcext:target-range-address="Hoja2.E6:Hoja2.H10 Hoja2.E2:Hoja2.H4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77:Hoja2.H77 Hoja2.E116:Hoja2.H116 Hoja2.E155:Hoja2.H155 Hoja2.E11:Hoja2.H33 Hoja2.E45:Hoja2.H72 Hoja2.E84:Hoja2.H111 Hoja2.E123:Hoja2.H150 Hoja2.E41:Hoja2.H43 Hoja2.E80:Hoja2.H82 Hoja2.E119:Hoja2.H121 Hoja2.E35:Hoja2.H36 Hoja2.E74:Hoja2.H74 Hoja2.E113:Hoja2.H113 Hoja2.E152:Hoja2.H152">
            <calcext:condition calcext:apply-style-name="Untitled3" calcext:value="=0" calcext:base-cell-address="Hoja2.E11"/>
            <calcext:condition calcext:apply-style-name="Untitled2" calcext:value="=1" calcext:base-cell-address="Hoja2.E11"/>
          </calcext:conditional-format>
          <calcext:conditional-format calcext:target-range-address="Hoja2.E73:Hoja2.H73">
            <calcext:condition calcext:apply-style-name="Untitled3" calcext:value="=0" calcext:base-cell-address="Hoja2.E73"/>
            <calcext:condition calcext:apply-style-name="Untitled2" calcext:value="=1" calcext:base-cell-address="Hoja2.E73"/>
          </calcext:conditional-format>
          <calcext:conditional-format calcext:target-range-address="Hoja2.E34:Hoja2.H34">
            <calcext:condition calcext:apply-style-name="Untitled3" calcext:value="=0" calcext:base-cell-address="Hoja2.E34"/>
            <calcext:condition calcext:apply-style-name="Untitled2" calcext:value="=1" calcext:base-cell-address="Hoja2.E34"/>
          </calcext:conditional-format>
          <calcext:conditional-format calcext:target-range-address="Hoja2.E112:Hoja2.H112">
            <calcext:condition calcext:apply-style-name="Untitled3" calcext:value="=0" calcext:base-cell-address="Hoja2.E112"/>
            <calcext:condition calcext:apply-style-name="Untitled2" calcext:value="=1" calcext:base-cell-address="Hoja2.E112"/>
          </calcext:conditional-format>
          <calcext:conditional-format calcext:target-range-address="Hoja2.E151:Hoja2.H151">
            <calcext:condition calcext:apply-style-name="Untitled3" calcext:value="=0" calcext:base-cell-address="Hoja2.E151"/>
            <calcext:condition calcext:apply-style-name="Untitled2" calcext:value="=1" calcext:base-cell-address="Hoja2.E151"/>
          </calcext:conditional-format>
          <calcext:conditional-format calcext:target-range-address="Hoja2.E44:Hoja2.H44">
            <calcext:condition calcext:apply-style-name="Untitled3" calcext:value="=0" calcext:base-cell-address="Hoja2.E44"/>
            <calcext:condition calcext:apply-style-name="Untitled2" calcext:value="=1" calcext:base-cell-address="Hoja2.E44"/>
          </calcext:conditional-format>
          <calcext:conditional-format calcext:target-range-address="Hoja2.E83:Hoja2.H83">
            <calcext:condition calcext:apply-style-name="Untitled3" calcext:value="=0" calcext:base-cell-address="Hoja2.E83"/>
            <calcext:condition calcext:apply-style-name="Untitled2" calcext:value="=1" calcext:base-cell-address="Hoja2.E83"/>
          </calcext:conditional-format>
          <calcext:conditional-format calcext:target-range-address="Hoja2.E122:Hoja2.H122">
            <calcext:condition calcext:apply-style-name="Untitled3" calcext:value="=0" calcext:base-cell-address="Hoja2.E122"/>
            <calcext:condition calcext:apply-style-name="Untitled2" calcext:value="=1" calcext:base-cell-address="Hoja2.E122"/>
          </calcext:conditional-format>
          <calcext:conditional-format calcext:target-range-address="Hoja2.E39:Hoja2.H39">
            <calcext:condition calcext:apply-style-name="Untitled3" calcext:value="=0" calcext:base-cell-address="Hoja2.E39"/>
            <calcext:condition calcext:apply-style-name="Untitled2" calcext:value="=1" calcext:base-cell-address="Hoja2.E39"/>
          </calcext:conditional-format>
          <calcext:conditional-format calcext:target-range-address="Hoja2.E78:Hoja2.H78">
            <calcext:condition calcext:apply-style-name="Untitled3" calcext:value="=0" calcext:base-cell-address="Hoja2.E78"/>
            <calcext:condition calcext:apply-style-name="Untitled2" calcext:value="=1" calcext:base-cell-address="Hoja2.E78"/>
          </calcext:conditional-format>
          <calcext:conditional-format calcext:target-range-address="Hoja2.E117:Hoja2.H117">
            <calcext:condition calcext:apply-style-name="Untitled3" calcext:value="=0" calcext:base-cell-address="Hoja2.E117"/>
            <calcext:condition calcext:apply-style-name="Untitled2" calcext:value="=1" calcext:base-cell-address="Hoja2.E117"/>
          </calcext:conditional-format>
          <calcext:conditional-format calcext:target-range-address="Hoja2.E156:Hoja2.H156">
            <calcext:condition calcext:apply-style-name="Untitled3" calcext:value="=0" calcext:base-cell-address="Hoja2.E156"/>
            <calcext:condition calcext:apply-style-name="Untitled2" calcext:value="=1" calcext:base-cell-address="Hoja2.E156"/>
          </calcext:conditional-format>
          <calcext:conditional-format calcext:target-range-address="Hoja2.E37:Hoja2.H37">
            <calcext:condition calcext:apply-style-name="Untitled3" calcext:value="=0" calcext:base-cell-address="Hoja2.E37"/>
            <calcext:condition calcext:apply-style-name="Untitled2" calcext:value="=1" calcext:base-cell-address="Hoja2.E37"/>
          </calcext:conditional-format>
          <calcext:conditional-format calcext:target-range-address="Hoja2.E38:Hoja2.H38">
            <calcext:condition calcext:apply-style-name="Untitled3" calcext:value="=0" calcext:base-cell-address="Hoja2.E38"/>
            <calcext:condition calcext:apply-style-name="Untitled2" calcext:value="=1" calcext:base-cell-address="Hoja2.E38"/>
          </calcext:conditional-format>
          <calcext:conditional-format calcext:target-range-address="Hoja2.E75:Hoja2.H75">
            <calcext:condition calcext:apply-style-name="Untitled3" calcext:value="=0" calcext:base-cell-address="Hoja2.E75"/>
            <calcext:condition calcext:apply-style-name="Untitled2" calcext:value="=1" calcext:base-cell-address="Hoja2.E75"/>
          </calcext:conditional-format>
          <calcext:conditional-format calcext:target-range-address="Hoja2.E76:Hoja2.H76">
            <calcext:condition calcext:apply-style-name="Untitled3" calcext:value="=0" calcext:base-cell-address="Hoja2.E76"/>
            <calcext:condition calcext:apply-style-name="Untitled2" calcext:value="=1" calcext:base-cell-address="Hoja2.E76"/>
          </calcext:conditional-format>
          <calcext:conditional-format calcext:target-range-address="Hoja2.E114:Hoja2.H114">
            <calcext:condition calcext:apply-style-name="Untitled3" calcext:value="=0" calcext:base-cell-address="Hoja2.E114"/>
            <calcext:condition calcext:apply-style-name="Untitled2" calcext:value="=1" calcext:base-cell-address="Hoja2.E114"/>
          </calcext:conditional-format>
          <calcext:conditional-format calcext:target-range-address="Hoja2.E115:Hoja2.H115">
            <calcext:condition calcext:apply-style-name="Untitled3" calcext:value="=0" calcext:base-cell-address="Hoja2.E115"/>
            <calcext:condition calcext:apply-style-name="Untitled2" calcext:value="=1" calcext:base-cell-address="Hoja2.E115"/>
          </calcext:conditional-format>
          <calcext:conditional-format calcext:target-range-address="Hoja2.E153:Hoja2.H153">
            <calcext:condition calcext:apply-style-name="Untitled3" calcext:value="=0" calcext:base-cell-address="Hoja2.E153"/>
            <calcext:condition calcext:apply-style-name="Untitled2" calcext:value="=1" calcext:base-cell-address="Hoja2.E153"/>
          </calcext:conditional-format>
          <calcext:conditional-format calcext:target-range-address="Hoja2.E154:Hoja2.H154">
            <calcext:condition calcext:apply-style-name="Untitled3" calcext:value="=0" calcext:base-cell-address="Hoja2.E154"/>
            <calcext:condition calcext:apply-style-name="Untitled2" calcext:value="=1" calcext:base-cell-address="Hoja2.E154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8:51:48.3424864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12T18:52:28.148933282</dc:date>
    <meta:editing-duration>PT18H37M10S</meta:editing-duration>
    <meta:editing-cycles>211</meta:editing-cycles>
    <meta:document-statistic meta:table-count="2" meta:cell-count="4080" meta:object-count="0"/>
  </office:meta>
</office:document-meta>
</file>